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20pt" fo:font-weight="bold" officeooo:rsid="0007a1bf" officeooo:paragraph-rsid="0007a1bf" style:font-size-asian="20pt" style:font-weight-asian="bold" style:font-size-complex="20pt" style:font-weight-complex="bold"/>
    </style:style>
    <style:style style:name="P3" style:family="paragraph" style:parent-style-name="Standard">
      <style:text-properties fo:font-size="20pt" fo:font-weight="bold" officeooo:rsid="0007a1bf" officeooo:paragraph-rsid="001fb970" style:font-size-asian="20pt" style:font-weight-asian="bold" style:font-size-complex="20pt" style:font-weight-complex="bold"/>
    </style:style>
    <style:style style:name="P4" style:family="paragraph" style:parent-style-name="Standard">
      <style:text-properties fo:font-size="20pt" fo:font-weight="normal" officeooo:rsid="001ec114" officeooo:paragraph-rsid="001ec114" style:font-size-asian="20pt" style:font-weight-asian="normal" style:font-size-complex="20pt" style:font-weight-complex="normal"/>
    </style:style>
    <style:style style:name="P5" style:family="paragraph" style:parent-style-name="Standard">
      <style:text-properties fo:font-size="16pt" officeooo:rsid="000a6b8b" officeooo:paragraph-rsid="000a6b8b" style:font-size-asian="14pt" style:font-size-complex="16pt"/>
    </style:style>
    <style:style style:name="P6" style:family="paragraph" style:parent-style-name="Standard">
      <style:text-properties fo:font-size="16pt" fo:font-weight="bold" officeooo:rsid="0015f749" officeooo:paragraph-rsid="0015f749" style:font-size-asian="14pt" style:font-weight-asian="bold" style:font-size-complex="16pt" style:font-weight-complex="bold"/>
    </style:style>
    <style:style style:name="P7" style:family="paragraph" style:parent-style-name="Standard">
      <style:text-properties fo:font-size="16pt" fo:font-weight="bold" officeooo:rsid="0015f749" officeooo:paragraph-rsid="002fec44" style:font-size-asian="14pt" style:font-weight-asian="bold" style:font-size-complex="16pt" style:font-weight-complex="bold"/>
    </style:style>
    <style:style style:name="P8" style:family="paragraph" style:parent-style-name="Standard">
      <style:text-properties fo:font-size="16pt" fo:font-weight="normal" officeooo:rsid="001fb970" officeooo:paragraph-rsid="001fb970" style:font-size-asian="14pt" style:font-weight-asian="normal" style:font-size-complex="16pt" style:font-weight-complex="normal"/>
    </style:style>
    <style:style style:name="P9" style:family="paragraph" style:parent-style-name="Standard">
      <style:text-properties fo:font-size="12pt" fo:font-weight="normal" officeooo:rsid="00192117" officeooo:paragraph-rsid="00192117" style:font-size-asian="12pt" style:font-weight-asian="normal" style:font-size-complex="12pt" style:font-weight-complex="normal"/>
    </style:style>
    <style:style style:name="P10" style:family="paragraph" style:parent-style-name="Standard">
      <style:text-properties fo:font-size="12pt" fo:font-weight="normal" officeooo:rsid="0032c867" officeooo:paragraph-rsid="0032c867" style:font-size-asian="12pt" style:font-weight-asian="normal" style:font-size-complex="12pt" style:font-weight-complex="normal"/>
    </style:style>
    <style:style style:name="P11" style:family="paragraph" style:parent-style-name="Standard">
      <style:text-properties fo:font-size="13pt" officeooo:rsid="0008a93b" officeooo:paragraph-rsid="0008a93b" style:font-size-asian="13pt" style:font-size-complex="13pt"/>
    </style:style>
    <style:style style:name="P12" style:family="paragraph" style:parent-style-name="Standard">
      <style:text-properties fo:font-size="13pt" officeooo:rsid="000a6b8b" officeooo:paragraph-rsid="000a6b8b" style:font-size-asian="13pt" style:font-size-complex="13pt"/>
    </style:style>
    <style:style style:name="P13" style:family="paragraph" style:parent-style-name="Standard">
      <style:text-properties fo:font-size="13pt" fo:font-weight="normal" officeooo:rsid="0017d38f" officeooo:paragraph-rsid="0017d38f" style:font-size-asian="13pt" style:font-weight-asian="normal" style:font-size-complex="13pt" style:font-weight-complex="normal"/>
    </style:style>
    <style:style style:name="P14" style:family="paragraph" style:parent-style-name="Standard">
      <style:text-properties fo:font-size="13pt" fo:font-weight="normal" officeooo:rsid="00192117" officeooo:paragraph-rsid="00192117" style:font-size-asian="13pt" style:font-weight-asian="normal" style:font-size-complex="13pt" style:font-weight-complex="normal"/>
    </style:style>
    <style:style style:name="P15" style:family="paragraph" style:parent-style-name="Standard">
      <style:text-properties fo:font-size="13pt" fo:font-weight="normal" officeooo:rsid="001fb970" officeooo:paragraph-rsid="001fb970" style:font-size-asian="13pt" style:font-weight-asian="normal" style:font-size-complex="13pt" style:font-weight-complex="normal"/>
    </style:style>
    <style:style style:name="P16" style:family="paragraph" style:parent-style-name="Standard">
      <style:text-properties fo:font-size="13pt" fo:font-weight="normal" officeooo:rsid="0031d151" officeooo:paragraph-rsid="0031d151" style:font-size-asian="13pt" style:font-weight-asian="normal" style:font-size-complex="13pt" style:font-weight-complex="normal"/>
    </style:style>
    <style:style style:name="P17" style:family="paragraph" style:parent-style-name="Standard">
      <style:text-properties fo:font-size="13pt" fo:font-weight="normal" officeooo:rsid="0032c867" officeooo:paragraph-rsid="0032c867" style:font-size-asian="13pt" style:font-weight-asian="normal" style:font-size-complex="13pt" style:font-weight-complex="normal"/>
    </style:style>
    <style:style style:name="P18" style:family="paragraph" style:parent-style-name="Standard">
      <style:text-properties fo:font-size="13pt" fo:font-weight="normal" officeooo:rsid="003a033a" officeooo:paragraph-rsid="003a033a" style:font-size-asian="13pt" style:font-weight-asian="normal" style:font-size-complex="13pt" style:font-weight-complex="normal"/>
    </style:style>
    <style:style style:name="P19" style:family="paragraph" style:parent-style-name="Standard">
      <style:text-properties fo:font-size="13pt" fo:font-weight="normal" officeooo:rsid="003a033a" officeooo:paragraph-rsid="0042d34e" style:font-size-asian="13pt" style:font-weight-asian="normal" style:font-size-complex="13pt" style:font-weight-complex="normal"/>
    </style:style>
    <style:style style:name="P20" style:family="paragraph" style:parent-style-name="Standard">
      <style:text-properties fo:font-size="13pt" fo:font-weight="normal" officeooo:rsid="003a033a" officeooo:paragraph-rsid="00450fe5" style:font-size-asian="13pt" style:font-weight-asian="normal" style:font-size-complex="13pt" style:font-weight-complex="normal"/>
    </style:style>
    <style:style style:name="P21" style:family="paragraph" style:parent-style-name="Standard">
      <style:text-properties fo:font-size="16pt" fo:font-weight="bold" officeooo:rsid="0015f749" officeooo:paragraph-rsid="003760ba" style:font-size-asian="14pt" style:font-weight-asian="bold" style:font-size-complex="16pt" style:font-weight-complex="bold"/>
    </style:style>
    <style:style style:name="P22" style:family="paragraph" style:parent-style-name="Standard">
      <style:text-properties fo:font-size="16pt" fo:font-weight="bold" officeooo:rsid="0015f749" officeooo:paragraph-rsid="00387def" style:font-size-asian="14pt" style:font-weight-asian="bold" style:font-size-complex="16pt" style:font-weight-complex="bold"/>
    </style:style>
    <style:style style:name="T1" style:family="text">
      <style:text-properties officeooo:rsid="0007a1bf"/>
    </style:style>
    <style:style style:name="T2" style:family="text">
      <style:text-properties fo:font-size="24pt" officeooo:rsid="0007a1bf" style:font-size-asian="24pt" style:font-size-complex="24pt"/>
    </style:style>
    <style:style style:name="T3" style:family="text">
      <style:text-properties officeooo:rsid="000a6b8b"/>
    </style:style>
    <style:style style:name="T4" style:family="text">
      <style:text-properties officeooo:rsid="000c192e"/>
    </style:style>
    <style:style style:name="T5" style:family="text">
      <style:text-properties officeooo:rsid="001a188b"/>
    </style:style>
    <style:style style:name="T6" style:family="text">
      <style:text-properties officeooo:rsid="002137d6"/>
    </style:style>
    <style:style style:name="T7" style:family="text">
      <style:text-properties officeooo:rsid="0032c867"/>
    </style:style>
    <style:style style:name="T8" style:family="text">
      <style:text-properties officeooo:rsid="00336c70"/>
    </style:style>
    <style:style style:name="T9" style:family="text">
      <style:text-properties officeooo:rsid="003760ba"/>
    </style:style>
    <style:style style:name="T10" style:family="text">
      <style:text-properties officeooo:rsid="003de8ca"/>
    </style:style>
    <style:style style:name="T11" style:family="text">
      <style:text-properties officeooo:rsid="003e47de"/>
    </style:style>
    <style:style style:name="T12" style:family="text">
      <style:text-properties officeooo:rsid="0042d34e"/>
    </style:style>
    <style:style style:name="T13" style:family="text">
      <style:text-properties officeooo:rsid="00450fe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2">CSC485 A3 Report</text:span></text:p>
      <text:p text:style-name="P1">Pa<text:span text:style-name="T1">rt 1</text:span></text:p>
      <text:p text:style-name="P2">Design: </text:p>
      <text:p text:style-name="P11"><text:span text:style-name="T3">F</text:span>or the grammar 1, <text:span text:style-name="T3">it is very simple, I just followed the entire lexicon and grammar rules given in A3 then implemented them accordingly in <text:s/>TRALE.</text:span></text:p>
      <text:p text:style-name="P12">For the grammar 2, <text:span text:style-name="T4">it is observed that the grammar 2 is the simplified version of grammar 1. So I had to add feature to ensure the noun-agreement(singular or plural) between subject and verb. For example, “fido feeds the dog” is correct but “fido feed the dog” fails. So I give [np, vp, n, v] <text:s/>a feature called “noun” which specifies the form of singular or plural. The type of np is determined by the type of n, and the type of vp is determined by the type of verb. So in the final sentence s -&gt; np + vp, I make sure that the agreement of np with verb in vp is met. </text:span></text:p>
      <text:p text:style-name="P5"/>
      <text:p text:style-name="P6">Limitation:</text:p>
      <text:p text:style-name="P13">since those two grammars are pretty simple, many sentences could not be parsed.</text:p>
      <text:p text:style-name="P14">1. tense problem. It could not handle tense, e.g.(“fido fed the dog”)</text:p>
      <text:p text:style-name="P9">2. <text:span text:style-name="T5">pronoun problem, it could produce meaningless sentences, e.g.(“the dog feeds fido with fido”).</text:span></text:p>
      <text:p text:style-name="P9"/>
      <text:p text:style-name="P21"><text:span text:style-name="T9">Testing</text:span>:</text:p>
      <text:p text:style-name="P18">the tesing strategy is mainly focused on ensuring the agreement of np with verb. <text:span text:style-name="T10">e.g.(“fido feeds the dog”) vs (*“fido feed the dog”). And make sure that various noun phrases and verb phrases are properly handled. e.g.(“biscuits feed the dog”)</text:span></text:p>
      <text:p text:style-name="P21"/>
      <text:p text:style-name="P4">Pa<text:span text:style-name="T1">rt </text:span>2</text:p>
      <text:p text:style-name="P3">Design: </text:p>
      <text:p text:style-name="P15">for this question, <text:span text:style-name="T6">I implemented four required features for each verb: agent, theme, beneficiary, <text:s/>experiencer which enables the grammar to correctly assign the thematic roles for verb ‘sleep’. <text:s/>Features are also added to inf_clause and vp to transit features from level to level in a sentence.</text:span></text:p>
      <text:p text:style-name="P8"/>
      <text:p text:style-name="P7">Limitation:</text:p>
      <text:p text:style-name="P16">1. the structure of sentence is limited, e.g.(“the student expected the teacher to try to sleep”).</text:p>
      <text:p text:style-name="P16">2. <text:span text:style-name="T7">lexicon is super limited, e.g.(“students tried to sleep”) can not be parsed.</text:span></text:p>
      <text:p text:style-name="P17">3. <text:span text:style-name="T8">meaningless sentences could be produced, e.g.(“the student promised the student to sleep”)</text:span></text:p>
      <text:p text:style-name="P10"/>
      <text:p text:style-name="P22"><text:span text:style-name="T9">Testing</text:span>:</text:p>
      <text:p text:style-name="P19">the tesing strategy <text:span text:style-name="T11">is to make sure that the semantic roles are correctly assigned to each verb.</text:span></text:p>
      <text:p text:style-name="P20"><text:span text:style-name="T12">e.g.(“the student expected the teacher to sleep”), make sure the <text:s/>experiencer of “sleep” is “the teacher”, make sure the agent of “expected” is “the student” and the theme is “the teacher”.</text:span></text:p>
      <text:p text:style-name="P20"><text:span text:style-name="T13">Moreover, I tested the usage of each verb. e.g.(*“the student appeared the teacher to sleep”) is not correct.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3T23:02:44.773102567</meta:creation-date>
    <dc:date>2019-12-04T00:36:23.086452412</dc:date>
    <meta:editing-duration>PT1H31M19S</meta:editing-duration>
    <meta:editing-cycles>55</meta:editing-cycles>
    <meta:generator>LibreOffice/6.0.7.3$Linux_X86_64 LibreOffice_project/00m0$Build-3</meta:generator>
    <meta:document-statistic meta:table-count="0" meta:image-count="0" meta:object-count="0" meta:page-count="1" meta:paragraph-count="22" meta:word-count="386" meta:character-count="2248" meta:non-whitespace-character-count="1870"/>
  </office:meta>
</office:document-meta>
</file>